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cb88c" officeooo:paragraph-rsid="000cb88c"/>
    </style:style>
    <style:style style:name="P2" style:family="paragraph" style:parent-style-name="Title">
      <style:paragraph-properties fo:text-align="start" style:justify-single-word="false"/>
      <style:text-properties officeooo:rsid="000cb88c" officeooo:paragraph-rsid="000cb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m Website Audi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7:24:55.178000000</meta:creation-date>
    <dc:date>2017-06-26T17:26:05.068000000</dc:date>
    <meta:editing-duration>PT1M11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5.2.7.2$Windows_X86_64 LibreOffice_project/2b7f1e640c46ceb28adf43ee075a6e8b8439ed10</meta:generator>
  </office:meta>
</office:document-meta>
</file>